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353cm" fo:margin-bottom="0cm" fo:line-height="100%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tomated Data Scientist</text:p>
          </draw:text-box>
        </draw:frame>
        <draw:frame presentation:style-name="pr2" draw:layer="layout" svg:width="25.199cm" svg:height="12.179cm" svg:x="1.4cm" svg:y="4.914cm" presentation:class="subtitle">
          <draw:text-box>
            <text:p text:style-name="P1"><text:span text:style-name="T1">Πανεπιστήμιο, Τμήμα, Ονοματεπώνυμο, ΑΕΜ, επιβλέποντας, συνεπιβλέποντας, ημερομηνία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εριεχόμενα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Πρόβλημα</text:p>
              </text:list-item>
              <text:list-item>
                <text:p>State of art</text:p>
              </text:list-item>
              <text:list-item>
                <text:p>Προτεινόμενη λύση</text:p>
              </text:list-item>
              <text:list-item>
                <text:p>Αρχιτεκτονική συστήματος</text:p>
              </text:list-item>
              <text:list-item>
                <text:p>Πειράματα</text:p>
              </text:list-item>
              <text:list-item>
                <text:p>Συμπέρασμα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σκοποσ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Μερικά τρομακτικά στατιστικά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to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Απαρχές</text:p>
              </text:list-item>
              <text:list-item>
                <text:p>Πεδία Εφαρμογής</text:p>
                <text:list>
                  <text:list-item>
                    <text:p>Tuning μοντέλου</text:p>
                  </text:list-item>
                  <text:list-item>
                    <text:p>Αξιολόγηση και κατανόηση μοντέλου</text:p>
                  </text:list-item>
                  <text:list-item>
                    <text:p>Προεπεξεργασία δεδομένων</text:p>
                  </text:list-item>
                </text:list>
              </text:list-item>
              <text:list-item>
                <text:p>Σύγχρονα εργαλεία</text:p>
                <text:list>
                  <text:list-header>
                    <text:p>AutoWeka, Microsoft Azure, caret, HPOlib</text:p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Γνωσεις που αποκτηθηκαν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μεθοδολογια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Βελτιστοποίηση Υπερπαραμέτρω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Ιδέα: εύρεση βέλτιστων υπερπαραμέτρων μέσω πρόβλεψης, όχι βελτιστοποίησης</text:p>
              </text:list-item>
              <text:list-item>
                <text:p>Μεταχαρακτηριστικά σετ δεδομένων(άλλο slide)</text:p>
              </text:list-item>
              <text:list-item>
                <text:p>Βελτιστοποίηση μέσω bayesian optimization(άλλο slide 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Βάση ευριστικώ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Συλλογή ευριστικών</text:p>
              </text:list-item>
              <text:list-item>
                <text:p>Περιγραφή βάση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semble forward sel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Στόχος</text:p>
              </text:list-item>
              <text:list-item>
                <text:p>Περιγραφή</text:p>
              </text:list-item>
              <text:list-item>
                <text:p>Τι μοντέλα συμμετέχου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αρουσίαση αποτελεσμάτω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Αναφορά</text:p>
              </text:list-item>
              <text:list-item>
                <text:p>Project direct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Αρχιτεκτονική Συστήματο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ver-client, modular, scalabl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[Εικόνα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71cm" svg:y="7.62cm" presentation:class="title" presentation:user-transformed="true">
          <draw:text-box>
            <text:p>Πειραματικά Αποτελέσματα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Περιγραφή πειραμάτω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50 σετ δεδομένων δυαδικής κατηγοριοποίησης απο το UCI</text:p>
              </text:list-item>
              <text:list-item>
                <text:p>Χρήση HPOlib για εύρεση βέλτιστων υπερπαραμέτρων</text:p>
              </text:list-item>
              <text:list-item>
                <text:p>Offline εκπαίδευση νευρωνικού</text:p>
              </text:list-item>
              <text:list-item>
                <text:p>Πόσο χρόνο πήραν όλα αυτά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Αξιολόγηση νευρωνικού HyperParameterPrediction(HPP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[Διαγράμματα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Αξιολόγηση συστήματος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[Διαγράμματα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Συμπεράσματα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2">Η επιστήμη του automl επιδιώκει ένα συμβιβασμό μεταξύ αυτοματοποίησης και διαίσθησης (intuition). Το λογισμικό που σχεδιάσαμε συνδυάζει τη λογική (reasoning) ενός αναλυτή δεδομένων με τεχνικές αυτοματοποίησης. Η αρχιτεκτονική εξασφαλίζει την εύκολη ενσωμάτωση state of art τεχνικών και πρόσβαση (interface) στη χρήσιμη πληροφορία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Μελλοντιη εργασια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Διακρισεις,δημοσιευσεις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υχαριστίες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Ερωτησεις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0T11:46:52.504781557</meta:creation-date>
    <dc:date>2016-12-20T16:47:45.320334922</dc:date>
    <meta:editing-duration>PT1H14M50S</meta:editing-duration>
    <meta:editing-cycles>6</meta:editing-cycles>
    <meta:generator>LibreOffice/4.2.8.2$Linux_X86_64 LibreOffice_project/420m0$Build-2</meta:generator>
    <meta:document-statistic meta:object-count="112"/>
  </office:meta>
</office:document-meta>
</file>